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CEA00000813A3446BC7.png"/>
  <manifest:file-entry manifest:media-type="image/png" manifest:full-path="Pictures/1000000000000CEA000008132BBAAD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4f81bd" draw:textarea-horizontal-align="justify" draw:textarea-vertical-align="top" draw:auto-grow-height="true" draw:auto-grow-width="false" fo:min-height="1.853cm" fo:min-width="0cm" fo:padding-top="0.13cm" fo:padding-bottom="0.13cm" fo:padding-left="0.25cm" fo:padding-right="0.25cm" fo:wrap-option="wrap" draw:shadow="hidden" draw:shadow-color="#eeece1"/>
    </style:style>
    <style:style style:name="pr2" style:family="presentation" style:parent-style-name="Standard-subtitle">
      <style:graphic-properties draw:stroke="none" draw:fill="none" draw:fill-color="#4f81bd" draw:textarea-horizontal-align="justify" draw:textarea-vertical-align="top" draw:auto-grow-height="true" draw:auto-grow-width="false" fo:min-height="0.539cm" fo:min-width="0cm" fo:padding-top="0.13cm" fo:padding-bottom="0.13cm" fo:padding-left="0.25cm" fo:padding-right="0.25cm" fo:wrap-option="wrap" draw:shadow="hidden" draw:shadow-color="#eeece1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Titolo1-title">
      <style:graphic-properties fo:min-height="3.059cm"/>
    </style:style>
    <style:style style:name="pr5" style:family="presentation" style:parent-style-name="Titolo1-outline1">
      <style:graphic-properties fo:min-height="11.515cm"/>
    </style:style>
    <style:style style:name="pr6" style:family="presentation" style:parent-style-name="Titolo1-notes">
      <style:graphic-properties draw:fill-color="#ffffff" fo:min-height="11.18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23cm" fo:margin-bottom="0cm" fo:line-height="90%" fo:text-align="start" fo:text-indent="0cm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color="#333333" fo:font-size="40pt" style:font-size-asian="40pt" style:font-size-complex="40pt"/>
    </style:style>
    <style:style style:name="T2" style:family="text">
      <style:text-properties fo:color="#ce1f24" fo:font-family="Arial" style:font-pitch="variable" fo:font-size="14pt" fo:language="it" fo:country="IT" style:font-size-asian="14pt" style:font-size-complex="14pt"/>
    </style:style>
    <style:style style:name="T3" style:family="text">
      <style:text-properties fo:color="#404040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333333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ce1f24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draw:frame presentation:style-name="pr1" draw:text-style-name="P2" draw:layer="layout" svg:width="18.199cm" svg:height="2.113cm" svg:x="1.397cm" svg:y="4.238cm" presentation:class="title" presentation:user-transformed="true">
          <draw:text-box>
            <text:p text:style-name="P1"><text:span text:style-name="T1">Title</text:span></text:p>
          </draw:text-box>
        </draw:frame>
        <draw:frame presentation:style-name="pr2" draw:text-style-name="P2" draw:layer="layout" svg:width="16.003cm" svg:height="0.799cm" svg:x="1.194cm" svg:y="8.154cm" presentation:class="subtitle" presentation:user-transformed="true">
          <draw:text-box>
            <text:p text:style-name="P3"><text:span text:style-name="T2">Speaker’s Name</text:span></text:p>
          </draw:text-box>
        </draw:frame>
        <draw:custom-shape draw:name="CasellaDiTesto 5" draw:style-name="gr1" draw:text-style-name="P2" draw:layer="layout" svg:width="15.24cm" svg:height="0.593cm" svg:x="1.508cm" svg:y="9.357cm">
          <text:p text:style-name="P4"><text:span text:style-name="T3">E-mail speaker – <text:s/>company or communit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5.232cm" svg:height="9.526cm" svg:x="1.909cm" svg:y="1.904cm" draw:page-number="1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olo1" presentation:presentation-page-layout-name="AL2T1" presentation:use-date-time-name="dtd1">
        <draw:frame presentation:style-name="pr4" draw:layer="layout" svg:width="25.197cm" svg:height="3.319cm" svg:x="1.397cm" svg:y="2.215cm" presentation:class="title" presentation:placeholder="true">
          <draw:text-box/>
        </draw:frame>
        <draw:frame presentation:style-name="pr5" draw:layer="layout" svg:width="25.197cm" svg:height="11.775cm" svg:x="1.397cm" svg:y="5.349cm" presentation:class="outline" presentation:placeholder="true">
          <draw:text-box/>
        </draw:frame>
        <presentation:notes draw:style-name="dp2">
          <draw:page-thumbnail draw:style-name="gr2" draw:layer="layout" svg:width="15.232cm" svg:height="9.526cm" svg:x="1.909cm" svg:y="1.904cm" draw:page-number="2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CEA00000813A3446BC7.png" xlink:type="simple" xlink:show="embed" xlink:actuate="onLoad"/>
    <draw:fill-image draw:name="Bitmape_20_2" draw:display-name="Bitmape 2" xlink:href="Pictures/1000000000000CEA000008132BBAADE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1-outline1" style:family="presentation">
      <style:graphic-properties draw:stroke="none" draw:fill="none" fo:padding-top="0.13cm" fo:padding-bottom="0.13cm" fo:padding-left="0.25cm" fo:padding-right="0.25cm">
        <text:list-style style:name="Titolo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Titolo1-outline2" style:family="presentation" style:parent-style-name="Titolo1-outline1">
      <style:graphic-properties>
        <text:list-style style:name="Titolo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bullet text:level="1" text:bullet-char="•">
            <style:list-level-properties/>
            <style:text-properties fo:font-family="Arial" style:font-family-generic="swiss" style:font-pitch="variable" fo:color="#333333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3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Tito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olo1-title">
          <text:list-level-style-bullet text:level="1" text:bullet-char="•">
            <style:list-level-properties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99cm" fo:page-height="17.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olo1-backgroundobjects">
      <style:graphic-properties draw:stroke="none" draw:fill="none" draw:fill-color="#4f81bd" draw:textarea-horizontal-align="justify" draw:textarea-vertical-align="top" draw:auto-grow-height="false" draw:auto-grow-width="false" fo:min-height="1.219cm" fo:min-width="0cm" fo:padding-top="0.13cm" fo:padding-bottom="0.13cm" fo:padding-left="0.25cm" fo:padding-right="0.25cm" fo:wrap-option="wrap" draw:shadow="hidden" draw:shadow-color="#eeece1"/>
    </style:style>
    <style:style style:name="Mpr6" style:family="presentation" style:parent-style-name="Titolo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" style:family="presentation" style:parent-style-name="Tito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olo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olo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family="Calibri" style:font-family-generic="swiss" style:font-pitch="variable" fo:font-size="12pt" fo:language="it" fo:country="IT" style:font-size-asian="12pt" style:font-size-complex="12pt"/>
    </style:style>
    <style:style style:name="MT2" style:family="text">
      <style:text-properties fo:color="#ce1f24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404040"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ce1f2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016cm" svg:x="1cm" svg:y="2.904cm" draw:page-number="1"/>
      <draw:page-thumbnail draw:layer="backgroundobjects" svg:width="8.024cm" svg:height="5.016cm" svg:x="1cm" svg:y="10.19cm"/>
      <draw:page-thumbnail draw:layer="backgroundobjects" svg:width="8.024cm" svg:height="5.016cm" svg:x="1cm" svg:y="17.476cm"/>
      <draw:page-thumbnail draw:layer="backgroundobjects" svg:width="8.024cm" svg:height="5.016cm" svg:x="10.025cm" svg:y="2.904cm"/>
      <draw:page-thumbnail draw:layer="backgroundobjects" svg:width="8.024cm" svg:height="5.016cm" svg:x="10.025cm" svg:y="10.19cm"/>
      <draw:page-thumbnail draw:layer="backgroundobjects" svg:width="8.024cm" svg:height="5.016cm" svg:x="10.025cm" svg:y="17.4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e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cm" svg:height="2.921cm" svg:x="1.399cm" svg:y="0.698cm" presentation:class="title" presentation:placeholder="true">
        <draw:text-box/>
      </draw:frame>
      <draw:frame presentation:style-name="Standard-outline1" draw:layer="backgroundobjects" svg:width="25.19cm" svg:height="11.549cm" svg:x="1.399cm" svg:y="4.09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5"><text:span text:style-name="MT1"><text:date style:data-style-name="D3" text:date-value="2012-02-27">27/02/12</text:date></text:span></text:p>
          </draw:text-box>
        </draw:frame>
        <draw:page-thumbnail presentation:style-name="Standard-title" draw:layer="backgroundobjects" svg:width="15.232cm" svg:height="9.526cm" svg:x="1.909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8" draw:layer="backgroundobjects" svg:width="8.255cm" svg:height="1.271cm" svg:x="-0.001cm" svg:y="24.125cm" presentation:class="footer">
          <draw:text-box>
            <text:p text:style-name="MP7"><text:span text:style-name="MT1">AUTORE</text:span></text:p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p text:style-name="MP5"><text:span text:style-name="MT1"><text:page-number>&lt;numero&gt;</text:page-number></text:span></text:p>
          </draw:text-box>
        </draw:frame>
      </presentation:notes>
    </style:master-page>
    <style:master-page style:name="Titolo1" style:page-layout-name="PM1" draw:style-name="Mdp2">
      <draw:custom-shape draw:name="CasellaDiTesto 2" draw:style-name="Mgr4" draw:text-style-name="MP4" draw:layer="backgroundobjects" svg:width="10.804cm" svg:height="1.107cm" svg:x="12.594cm" svg:y="16.104cm">
        <text:p text:style-name="MP9"><text:span text:style-name="MT2">Nome speaker</text:span></text:p>
        <text:p text:style-name="MP9"><text:span text:style-name="MT3">Mail speaker – company or community</text:span></text:p>
        <draw:enhanced-geometry svg:viewBox="0 0 21600 21600" draw:type="mso-spt202" draw:enhanced-path="M 0 0 L 21600 0 21600 21600 0 21600 0 0 Z N"/>
      </draw:custom-shape>
      <draw:frame presentation:style-name="Titolo1-title" draw:layer="backgroundobjects" svg:width="25.197cm" svg:height="3.309cm" svg:x="1.397cm" svg:y="2.22cm" presentation:class="title" presentation:placeholder="true">
        <draw:text-box/>
      </draw:frame>
      <draw:frame presentation:style-name="Titolo1-outline1" draw:layer="backgroundobjects" svg:width="25.197cm" svg:height="11.765cm" svg:x="1.397cm" svg:y="5.349cm" presentation:class="outline" presentation:placeholder="true">
        <draw:text-box/>
      </draw:frame>
      <draw:frame presentation:style-name="Mpr5" draw:text-style-name="MP11" draw:layer="backgroundobjects" svg:width="2.399cm" svg:height="1.218cm" svg:x="24.195cm" svg:y="16.103cm" presentation:class="page-number">
        <draw:text-box>
          <text:p text:style-name="MP10"><text:span text:style-name="MT4"><text:page-number>&lt;numero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frame presentation:style-name="Mpr6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6" draw:layer="backgroundobjects" svg:width="8.255cm" svg:height="1.271cm" svg:x="10.79cm" svg:y="0cm" presentation:class="date-time">
          <draw:text-box>
            <text:p text:style-name="MP5"><text:span text:style-name="MT1"><text:date style:data-style-name="D3" text:date-value="2012-02-27">27/02/12</text:date></text:span></text:p>
          </draw:text-box>
        </draw:frame>
        <draw:page-thumbnail presentation:style-name="Titolo1-title" draw:layer="backgroundobjects" svg:width="15.232cm" svg:height="9.526cm" svg:x="1.909cm" svg:y="1.904cm" presentation:class="page"/>
        <draw:frame presentation:style-name="Tito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8" draw:layer="backgroundobjects" svg:width="8.255cm" svg:height="1.271cm" svg:x="-0.001cm" svg:y="24.125cm" presentation:class="footer">
          <draw:text-box>
            <text:p text:style-name="MP7"><text:span text:style-name="MT1">AUTORE</text:span></text:p>
          </draw:text-box>
        </draw:frame>
        <draw:frame presentation:style-name="Mpr9" draw:text-style-name="MP6" draw:layer="backgroundobjects" svg:width="8.255cm" svg:height="1.271cm" svg:x="10.79cm" svg:y="24.125cm" presentation:class="page-number">
          <draw:text-box>
            <text:p text:style-name="MP5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a 1</dc:title>
    <meta:initial-creator>iMac 24</meta:initial-creator>
    <meta:creation-date>2012-02-19T17:44:00</meta:creation-date>
    <dc:date>2012-02-27T16:28:57.66</dc:date>
    <meta:print-date>2012-02-17T20:31:40</meta:print-date>
    <meta:editing-cycles>43</meta:editing-cycles>
    <meta:editing-duration>PT02H14M06S</meta:editing-duration>
    <meta:document-statistic meta:object-count="39"/>
    <meta:generator>OpenOffice.org/3.0$Win32 OpenOffice.org_project/300m15$Build-9379</meta:generator>
  </office:meta>
</office:document-meta>
</file>